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2" style:family="paragraph" style:parent-style-name="Heading_20_2">
      <style:paragraph-properties fo:text-align="justify" style:justify-single-word="false" fo:orphans="2" fo:widows="2" fo:padding-left="0cm" fo:padding-right="0cm" fo:padding-top="0cm" fo:padding-bottom="0.053cm" fo:border-left="none" fo:border-right="none" fo:border-top="none" fo:border-bottom="0.06pt solid #cccccc"/>
      <style:text-properties fo:font-variant="normal" fo:text-transform="none" fo:color="#333333" loext:opacity="100%" style:font-name="sans-serif" fo:font-size="14pt" fo:letter-spacing="normal" fo:language="pt" fo:country="BR" fo:font-style="normal" fo:font-weight="bold"/>
    </style:style>
    <style:style style:name="P3" style:family="paragraph" style:parent-style-name="Horizontal_20_Line">
      <style:paragraph-properties fo:text-align="justify" style:justify-single-word="false"/>
    </style:style>
    <style:style style:name="P4" style:family="paragraph" style:parent-style-name="Horizontal_20_Line">
      <style:paragraph-properties fo:text-align="justify" style:justify-single-word="false" fo:orphans="2" fo:widows="2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7" style:family="paragraph" style:parent-style-name="Preformatted_20_Text" style:list-style-name="L2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8" style:family="paragraph" style:parent-style-name="Preformatted_20_Text" style:list-style-name="L2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9" style:family="paragraph" style:parent-style-name="Preformatted_20_Text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10" style:family="paragraph" style:parent-style-name="Preformatted_20_Text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11" style:family="paragraph" style:parent-style-name="Preformatted_20_Text" style:list-style-name="L2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12" style:family="paragraph" style:parent-style-name="Preformatted_20_Text" style:list-style-name="L2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13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14" style:family="paragraph" style:parent-style-name="Preformatted_20_Text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6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7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8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9" style:family="paragraph" style:parent-style-name="Text_20_body" style:list-style-name="L4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20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  <style:text-properties fo:font-variant="normal" fo:text-transform="none" fo:color="#333333" loext:opacity="100%" style:font-name="sans-serif" fo:font-size="8pt" fo:letter-spacing="normal" fo:language="pt" fo:country="BR" fo:font-style="normal" fo:font-weight="normal" style:font-size-asian="7pt" style:font-size-complex="8pt"/>
    </style:style>
    <style:style style:name="P2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3" style:family="paragraph" style:parent-style-name="Text_20_body" style:list-style-name="L2">
      <style:paragraph-properties fo:margin-left="0cm" fo:margin-right="0cm" fo:text-align="justify" style:justify-single-word="false" fo:orphans="2" fo:widows="2" fo:text-indent="0cm" style:auto-text-indent="false"/>
    </style:style>
    <style:style style:name="P24" style:family="paragraph" style:parent-style-name="Text_20_body" style:list-style-name="L2">
      <style:paragraph-properties fo:text-align="justify" style:justify-single-word="false" fo:orphans="2" fo:widows="2"/>
    </style:style>
    <style:style style:name="P25" style:family="paragraph" style:parent-style-name="Text_20_body">
      <style:paragraph-properties fo:text-align="justify" style:justify-single-word="false" fo:orphans="2" fo:widows="2"/>
    </style:style>
    <style:style style:name="P26" style:family="paragraph" style:parent-style-name="Text_20_body" style:list-style-name="L3">
      <style:paragraph-properties fo:text-align="justify" style:justify-single-word="false" fo:orphans="2" fo:widows="2"/>
    </style:style>
    <style:style style:name="P27" style:family="paragraph" style:parent-style-name="Text_20_body" style:list-style-name="L4">
      <style:paragraph-properties fo:text-align="justify" style:justify-single-word="false" fo:orphans="2" fo:widows="2"/>
    </style:style>
    <style:style style:name="P28" style:family="paragraph" style:parent-style-name="Text_20_body">
      <style:paragraph-properties fo:text-align="justify" style:justify-single-word="false"/>
      <style:text-properties fo:language="pt" fo:country="BR"/>
    </style:style>
    <style:style style:name="T1" style:family="text">
      <style:text-properties fo:color="#000000" loext:opacity="100%" style:text-line-through-style="none" style:text-line-through-type="none" fo:font-size="18pt" style:text-underline-style="none" fo:font-weight="bold" style:text-blinking="false"/>
    </style:style>
    <style:style style:name="T2" style:family="text">
      <style:text-properties fo:color="#000000" loext:opacity="100%" style:text-line-through-style="none" style:text-line-through-type="none" fo:font-size="18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fo:font-weight="bold" style:text-blinking="false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T7" style:family="text">
      <style:text-properties style:font-name="courier" fo:font-size="9pt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a">
        <style:list-level-properties text:space-before="2.501cm"/>
      </text:list-level-style-number>
      <text:list-level-style-number text:level="3" text:style-name="Numbering_20_Symbols" loext:num-list-format="%3%." style:num-suffix="." style:num-format="i">
        <style:list-level-properties text:space-before="3.752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ListaDeExerciciosProjetos?action=fullsearch&amp;context=180&amp;value=linkto%3A%22ListaDeExerciciosProjetos%22" text:style-name="Internet_20_link" text:visited-style-name="Visited_20_Internet_20_Link"><text:span text:style-name="T2">ListaDeExerciciosProjetos</text:span></text:a></text:h>
      <text:section text:style-name="Sect1" text:name="Seção1">
        <text:p text:style-name="P22"><text:bookmark text:name="content"/><text:bookmark text:name="top"/><text:bookmark text:name="line-1"/><text:span text:style-name="T6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4"/>
        <text:h text:style-name="P2" text:outline-level="2"><text:bookmark text:name="line-3"/><text:bookmark text:name="line-4"/><text:bookmark text:name="Projetos"/>Projetos</text:h>
        <text:p text:style-name="P25"><text:bookmark text:name="line-5"/><text:bookmark text:name="line-6"/><text:span text:style-name="T6">1. </text:span><text:span text:style-name="Strong_20_Emphasis"><text:span text:style-name="T6">Controle de cotas de disco.</text:span></text:span><text:span text:style-name="T6"> A ACME Inc., uma organização com mais de 1500 funcionários, está tendo problemas de espaço em disco no seu servidor de arquivos. Para tentar resolver este problema, o Administrador de Rede precisa saber qual o espaço em disco ocupado pelas contas dos usuários, e identificar os usuários com maior espaço ocupado. Através de um aplicativo baixado da Internet, ele conseguiu gerar o seguinte arquivo, chamado usuarios.txt:</text:span><text:bookmark text:name="line-7"/><text:bookmark text:name="line-8"/></text:p>
        <text:p text:style-name="P9"><text:bookmark text:name="line-9"/><text:bookmark text:name="line-10"/><text:bookmark text:name="line-11"/><text:bookmark text:name="line-12"/><text:bookmark text:name="line-13"/><text:bookmark text:name="line-14"/><text:bookmark text:name="line-15"/><text:bookmark text:name="line-111"/>alexandre <text:s text:c="6"/>456123789</text:p>
        <text:p text:style-name="P9"><text:bookmark text:name="line-211"/>anderson <text:s text:c="7"/>1245698456</text:p>
        <text:p text:style-name="P9"><text:bookmark text:name="line-311"/>antonio <text:s text:c="8"/>123456456</text:p>
        <text:p text:style-name="P9"><text:bookmark text:name="line-411"/>carlos <text:s text:c="9"/>91257581</text:p>
        <text:p text:style-name="P9"><text:bookmark text:name="line-52"/>cesar <text:s text:c="10"/>987458</text:p>
        <text:p text:style-name="P10"><text:bookmark text:name="line-62"/>rosemary <text:s text:c="7"/>789456125</text:p>
        <text:list xml:id="list1393110197" text:style-name="L3">
          <text:list-item>
            <text:p text:style-name="P26"><text:bookmark text:name="line-16"/><text:bookmark text:name="line-17"/><text:bookmark text:name="line-18"/><text:span text:style-name="T6">Neste arquivo, o primeiro campo corresponde ao login do usuário e o segundo ao espaço em disco ocupado pelo seu diretório </text:span><text:span text:style-name="Strong_20_Emphasis"><text:span text:style-name="T6">home</text:span></text:span><text:span text:style-name="T6">. </text:span><text:bookmark text:name="line-19"/><text:bookmark text:name="line-20"/><text:span text:style-name="T6">A partir deste arquivo, você deve criar um programa que gere um relatório, chamado relatório.txt, no seguinte formato:</text:span><text:bookmark text:name="line-21"/><text:bookmark text:name="line-22"/></text:p>
          </text:list-item>
        </text:list>
        <text:p text:style-name="P9"><text:bookmark text:name="line-23"/><text:bookmark text:name="line-24"/><text:bookmark text:name="line-25"/><text:bookmark text:name="line-26"/><text:bookmark text:name="line-27"/><text:bookmark text:name="line-28"/><text:bookmark text:name="line-29"/><text:bookmark text:name="line-30"/><text:bookmark text:name="line-31"/><text:bookmark text:name="line-32"/><text:bookmark text:name="line-33"/><text:bookmark text:name="line-34"/><text:bookmark text:name="line-35"/><text:bookmark text:name="line-36"/><text:bookmark text:name="line-1-1"/>ACME Inc. <text:s text:c="10"/>Uso do espaço em disco pelos usuários</text:p>
        <text:p text:style-name="P9"><text:bookmark text:name="line-2-1"/>------------------------------------------------------------------------</text:p>
        <text:p text:style-name="P9"><text:bookmark text:name="line-3-1"/>Nr. <text:s/>Usuário <text:s text:c="7"/>Espaço utilizado <text:s text:c="4"/>% do uso</text:p>
        <text:p text:style-name="P14"><text:bookmark text:name="line-4-1"/></text:p>
        <text:p text:style-name="P9"><text:bookmark text:name="line-5-1"/>1 <text:s text:c="3"/>alexandre <text:s text:c="6"/>434,99 MB <text:s text:c="11"/>16,85%</text:p>
        <text:p text:style-name="P9"><text:bookmark text:name="line-6-1"/>2 <text:s text:c="3"/>anderson <text:s text:c="6"/>1187,99 MB <text:s text:c="11"/>46,02%</text:p>
        <text:p text:style-name="P9"><text:bookmark text:name="line-72"/>3 <text:s text:c="3"/>antonio <text:s text:c="8"/>117,73 MB <text:s text:c="12"/>4,56%</text:p>
        <text:p text:style-name="P9"><text:bookmark text:name="line-82"/>4 <text:s text:c="3"/>carlos <text:s text:c="10"/>87,03 MB <text:s text:c="12"/>3,37%</text:p>
        <text:p text:style-name="P9"><text:bookmark text:name="line-92"/>5 <text:s text:c="3"/>cesar <text:s text:c="12"/>0,94 MB <text:s text:c="12"/>0,04%</text:p>
        <text:p text:style-name="P9"><text:bookmark text:name="line-102"/>6 <text:s text:c="3"/>rosemary <text:s text:c="7"/>752,88 MB <text:s text:c="11"/>29,16%</text:p>
        <text:p text:style-name="P14"><text:bookmark text:name="line-112"/></text:p>
        <text:p text:style-name="P9"><text:bookmark text:name="line-122"/>Espaço total ocupado: 2581,57 MB</text:p>
        <text:p text:style-name="P10"><text:bookmark text:name="line-132"/>Espaço médio ocupado: 430,26 MB</text:p>
        <text:list xml:id="list2885300386" text:style-name="L4">
          <text:list-item>
            <text:p text:style-name="P19"><text:bookmark text:name="line-37"/><text:bookmark text:name="line-38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<text:bookmark text:name="line-39"/><text:bookmark text:name="line-40"/></text:p>
            <text:p text:style-name="P27"><text:span text:style-name="Strong_20_Emphasis"><text:span text:style-name="T6">Recursos adicionais:</text:span></text:span><text:span text:style-name="T6"> opcionalmente, desenvolva as seguintes funcionalidades:</text:span><text:bookmark text:name="line-41"/></text:p>
          </text:list-item>
          <text:list-item>
            <text:p text:style-name="P20">Ordenar os usuários pelo percentual de espaço ocupado;<text:bookmark text:name="line-42"/></text:p>
          </text:list-item>
          <text:list-item>
            <text:p text:style-name="P27"><text:span text:style-name="T6">Mostrar apenas os </text:span><text:span text:style-name="Emphasis"><text:span text:style-name="T6">n</text:span></text:span><text:span text:style-name="T6"> primeiros em uso, definido pelo usuário;</text:span><text:bookmark text:name="line-43"/></text:p>
          </text:list-item>
          <text:list-item>
            <text:p text:style-name="P20">Gerar a saída numa página html;<text:bookmark text:name="line-44"/></text:p>
          </text:list-item>
          <text:list-item>
            <text:p text:style-name="P19">Criar o programa que lê as pastas e gera o arquivo inicial;<text:bookmark text:name="line-45"/><text:bookmark text:name="line-46"/></text:p>
          </text:list-item>
        </text:list>
        <text:p text:style-name="P25"><text:span text:style-name="T6">2. </text:span><text:span text:style-name="Strong_20_Emphasis"><text:span text:style-name="T6">Analisador de logs do Apache.</text:span></text:span><text:span text:style-name="T6"> Desenvolva um analisador de log do Apache que mostre quais as strings de pesquisa do google que mais levam internautas para o site da sua organização.</text:span><text:bookmark text:name="line-47"/><text:bookmark text:name="line-48"/></text:p>
        <text:p text:style-name="P25"><text:span text:style-name="T6">3. </text:span><text:span text:style-name="Strong_20_Emphasis"><text:span text:style-name="T6">Analisador de logs do Squid: sites bloqueados.</text:span></text:span><text:span text:style-name="T6"> Desenvolva um analisador de log do Squid que mostre quais os sites mais bloqueados em uma organização.</text:span></text:p>
      </text:section>
      <text:p text:style-name="P21"><text:bookmark text:name="line-90"/><text:bookmark text:name="line-89"/><text:span text:style-name="T3"/></text:p>
      <text:section text:style-name="Sect1" text:name="content">
        <text:p text:style-name="P28"><text:line-break/></text:p>
      </text:section>
      <text:p text:style-name="P21"><text:span text:style-name="T5"/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62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5:35.134472060</meta:creation-date>
    <dc:date>2024-05-30T17:37:32.946997468</dc:date>
    <meta:editing-duration>PT1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72" meta:character-count="2491" meta:non-whitespace-character-count="1956"/>
  </office:meta>
</office:document-meta>
</file>